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7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8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7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8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7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8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7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8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7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8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7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8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</office:automatic-styles>
  <office:body>
    <office:text text:use-soft-page-breaks="true">
      <text:p text:style-name="P1">This file contains the actual data for your assignment - good luck!</text:p>
      <text:p text:style-name="P2"/>
      <text:p text:style-name="P3"/>
      <text:p text:style-name="P4">Why should you learn to write programs?</text:p>
      <text:p text:style-name="P5"/>
      <text:p text:style-name="P6">Writing programs (or programming) is a very creative<text:s/></text:p>
      <text:p text:style-name="P7">and rewarding activity. <text:s/>You can write programs for<text:s/></text:p>
      <text:p text:style-name="P8">many reasons, ranging from making your living to solving</text:p>
      <text:p text:style-name="P9">a difficult data analysis problem to having fun to helping</text:p>
      <text:p text:style-name="P10">someone else solve a problem. <text:s/>This book assumes that<text:s/></text:p>
      <text:p text:style-name="P11">everyone needs to know how to program, and that once<text:s/></text:p>
      <text:p text:style-name="P12">you know how to program you will figure out what you want<text:s/></text:p>
      <text:p text:style-name="P13">to do with your newfound skills. <text:s/></text:p>
      <text:p text:style-name="P14"/>
      <text:p text:style-name="P15">We are surrounded in our daily lives with computers ranging<text:s/></text:p>
      <text:p text:style-name="P16">from laptops to cell phones. <text:s/>We can think of these computers</text:p>
      <text:p text:style-name="P17">as our personal assistants who can take care of many things</text:p>
      <text:p text:style-name="P18">6957 on our behalf. <text:s/>The hardware in our current-day computers 809</text:p>
      <text:p text:style-name="P19">is essentially built to continuously ask us the question,<text:s/></text:p>
      <text:p text:style-name="P20">What would you like me to do next?</text:p>
      <text:p text:style-name="P21"/>
      <text:p text:style-name="P22">Programmers add an operating system and a set of applications</text:p>
      <text:p text:style-name="P23">to the hardware and we end up with a Personal Digital</text:p>
      <text:p text:style-name="P24">Assistant that is quite helpful and capable of helping</text:p>
      <text:p text:style-name="P25">us do many different things.</text:p>
      <text:p text:style-name="P26"/>
      <text:p text:style-name="P27">Our computers are fast and have vast amounts of memory and<text:s/></text:p>
      <text:p text:style-name="P28">could be very helpful to us if we only knew the language to</text:p>
      <text:p text:style-name="P29">speak to explain to the computer what we would like it to<text:s/></text:p>
      <text:p text:style-name="P30">do next. <text:s/>If we knew this language, we could tell the<text:s/></text:p>
      <text:p text:style-name="P31">computer to do tasks on our behalf that were repetitive. <text:s/></text:p>
      <text:p text:style-name="P32">Interestingly, the kinds of things computers can do best</text:p>
      <text:p text:style-name="P33">2277 are often the kinds of things that we humans find boring</text:p>
      <text:p text:style-name="P34">and mind-numbing.</text:p>
      <text:p text:style-name="P35"/>
      <text:p text:style-name="P36">For example, look at the first three paragraphs of this</text:p>
      <text:p text:style-name="P37">chapter and tell me the most commonly used word and how</text:p>
      <text:p text:style-name="P38">many times the word is used. <text:s/>While you were able to read</text:p>
      <text:p text:style-name="P39">and understand the words in a few seconds, counting them</text:p>
      <text:p text:style-name="P40">is almost painful because it is not the kind of problem<text:s/></text:p>
      <text:p text:style-name="P41">that human minds are designed to solve. <text:s/>For a computer</text:p>
      <text:p text:style-name="P42">the opposite is true, reading and understanding text<text:s/></text:p>
      <text:p text:style-name="P43">from a piece of paper is hard for a computer to do<text:s/></text:p>
      <text:p text:style-name="P44">but counting the words and telling you how many times</text:p>
      <text:p text:style-name="P45">the most used word was used is very easy for the</text:p>
      <text:p text:style-name="P46">computer:</text:p>
      <text:p text:style-name="P47"/>
      <text:p text:style-name="P48">Our personal information analysis assistant quickly<text:s/></text:p>
      <text:p text:style-name="P49">told us that the word to was used sixteen times in the</text:p>
      <text:p text:style-name="P50">5821 first three paragraphs of this chapter. 2518</text:p>
      <text:p text:style-name="P51"/>
      <text:p text:style-name="P52">This very fact that computers are good at things<text:s/></text:p>
      <text:p text:style-name="P53">that humans are not is why you need to become</text:p>
      <text:p text:style-name="P54">skilled at talking computer language. <text:s/>Once you learn</text:p>
      <text:p text:style-name="P55">this new language, you can delegate mundane tasks</text:p>
      <text:p text:style-name="P56">to your partner (the computer), leaving more time<text:s/></text:p>
      <text:p text:style-name="P57">for you to do the<text:s/></text:p>
      <text:soft-page-break/>
      <text:p text:style-name="P58">things that you are uniquely suited for. <text:s/>You bring<text:s/></text:p>
      <text:p text:style-name="P59">creativity, intuition, and inventiveness to this</text:p>
      <text:p text:style-name="P60">partnership. <text:s/></text:p>
      <text:p text:style-name="P61">1502<text:s/></text:p>
      <text:p text:style-name="P62">Creativity and motivation</text:p>
      <text:p text:style-name="P63"/>
      <text:p text:style-name="P64">While this book is not intended for professional programmers, professional</text:p>
      <text:p text:style-name="P65">programming can be a very rewarding job both financially and personally.</text:p>
      <text:p text:style-name="P66">Building useful, elegant, and clever programs for others to use is a very</text:p>
      <text:p text:style-name="P67">creative activity. <text:s/>Your computer or Personal Digital Assistant (PDA)<text:s/></text:p>
      <text:p text:style-name="P68">usually contains many different programs from many different groups of<text:s/></text:p>
      <text:p text:style-name="P69">programmers, each competing for your attention and interest. <text:s/>They try<text:s/></text:p>
      <text:p text:style-name="P70">their best to meet your needs and give you a great user experience in the</text:p>
      <text:p text:style-name="P71">process. <text:s text:c="2"/>In some situations, when you choose a piece of software, the<text:s/></text:p>
      <text:p text:style-name="P72">programmers are directly compensated because of your choice.</text:p>
      <text:p text:style-name="P73"/>
      <text:p text:style-name="P74">If we think of programs as the creative output of groups of programmers,</text:p>
      <text:p text:style-name="P75">perhaps the following figure is a more sensible version of our PDA:</text:p>
      <text:p text:style-name="P76"/>
      <text:p text:style-name="P77">For now, our primary motivation is not to make money or please end users, but</text:p>
      <text:p text:style-name="P78">instead for us to be more productive in handling the data and<text:s/></text:p>
      <text:p text:style-name="P79">information that we will encounter in our lives.</text:p>
      <text:p text:style-name="P80">When you first start, you will be both the programmer and the end user of</text:p>
      <text:p text:style-name="P81">your programs. <text:s/>As you gain skill as a programmer and</text:p>
      <text:p text:style-name="P82">programming feels more creative to you, your thoughts may turn</text:p>
      <text:p text:style-name="P83">toward developing programs for others.</text:p>
      <text:p text:style-name="P84"/>
      <text:p text:style-name="P85">5958 3909 3579</text:p>
      <text:p text:style-name="P86"/>
      <text:p text:style-name="P87">3137 Before we start learning the language we 7271</text:p>
      <text:p text:style-name="P88">speak to give instructions to computers to<text:s/></text:p>
      <text:p text:style-name="P89">develop software, we need to learn a small amount about<text:s/></text:p>
      <text:p text:style-name="P90">how computers are built. <text:s/></text:p>
      <text:p text:style-name="P91"/>
      <text:p text:style-name="P92">Central Processing Unit (or CPU) is<text:s/></text:p>
      <text:p text:style-name="P93">the part of the computer that is built to be obsessed<text:s/></text:p>
      <text:p text:style-name="P94">with what is next? <text:s/>If your computer is rated</text:p>
      <text:p text:style-name="P95">at three Gigahertz, it means that the CPU will ask What next?</text:p>
      <text:p text:style-name="P96">three billion times per second. <text:s/>You are going to have to<text:s/></text:p>
      <text:p text:style-name="P97">learn how to talk fast to keep up with the CPU.</text:p>
      <text:p text:style-name="P98"/>
      <text:p text:style-name="P99">Main Memory is used to store information</text:p>
      <text:p text:style-name="P100">that the CPU needs in a hurry. <text:s/>The main memory is nearly as<text:s/></text:p>
      <text:p text:style-name="P101">fast as the CPU. <text:s/>But the information stored in the main</text:p>
      <text:p text:style-name="P102">memory vanishes when the computer is turned off.</text:p>
      <text:p text:style-name="P103"/>
      <text:p text:style-name="P104">Secondary Memory is also used to store</text:p>
      <text:p text:style-name="P105">information, but it is much slower than the main memory.</text:p>
      <text:p text:style-name="P106">The advantage of the secondary memory is that it can</text:p>
      <text:p text:style-name="P107">store information even when there is no power to the</text:p>
      <text:p text:style-name="P108">computer. <text:s/>Examples of secondary memory are disk drives</text:p>
      <text:p text:style-name="P109">or flash memory (typically found in USB sticks and portable</text:p>
      <text:p text:style-name="P110">music players).</text:p>
      <text:p text:style-name="P111"/>
      <text:p text:style-name="P112">Input and Output Devices are simply our</text:p>
      <text:p text:style-name="P113">screen, keyboard, mouse, microphone, speaker, touchpad, etc. <text:s/></text:p>
      <text:p text:style-name="P114">They are all of the ways we interact with the computer.</text:p>
      <text:p text:style-name="P115"/>
      <text:p text:style-name="P116">These days, most computers also have a</text:p>
      <text:p text:style-name="P117">Network Connection to retrieve information over a network.</text:p>
      <text:p text:style-name="P118">We can think of the network as a very slow place to store and</text:p>
      <text:p text:style-name="P119">retrieve data that might not always be up. <text:s/>So in a sense,</text:p>
      <text:p text:style-name="P120">the network is a slower and at times unreliable form of</text:p>
      <text:p text:style-name="P121">Secondary Memory.</text:p>
      <text:p text:style-name="P122"/>
      <text:p text:style-name="P123">While 160 most 3980 of 8784 the detail of how these components work is best left<text:s/></text:p>
      <text:p text:style-name="P124"><text:s/>to computer builders, it helps to have some terminology</text:p>
      <text:p text:style-name="P125">so we can talk about these different parts as we write our programs.</text:p>
      <text:p text:style-name="P126"/>
      <text:p text:style-name="P127">As a programmer, your job is to use and orchestrate<text:s/></text:p>
      <text:p text:style-name="P128">each of these resources to solve the problem that you need to solve</text:p>
      <text:p text:style-name="P129">and analyze the data you get from the solution. <text:s/>As a programmer you will<text:s/></text:p>
      <text:p text:style-name="P130">mostly be talking to the CPU and telling it what to<text:s/></text:p>
      <text:p text:style-name="P131">do next. <text:s/>Sometimes you will tell the CPU to use the main memory,</text:p>
      <text:p text:style-name="P132">secondary memory, network, or the input/output devices.</text:p>
      <text:p text:style-name="P133">7046<text:s/></text:p>
      <text:p text:style-name="P134">You need to be the person who answers the CPU's What next?<text:s/></text:p>
      <text:p text:style-name="P135">question. <text:s/>But it would be very uncomfortable to shrink you<text:s/></text:p>
      <text:p text:style-name="P136">down to five mm <text:s/>tall and insert you into the computer just so you<text:s/></text:p>
      <text:p text:style-name="P137">could issue a command three billion times per second. <text:s/>So instead,</text:p>
      <text:p text:style-name="P138">you must write down your instructions in advance.</text:p>
      <text:p text:style-name="P139">We call these stored instructions a program and the act<text:s/></text:p>
      <text:p text:style-name="P140">of writing these instructions down and getting the instructions to<text:s/></text:p>
      <text:p text:style-name="P141">be correct programming.</text:p>
      <text:p text:style-name="P142"/>
      <text:p text:style-name="P143">Understanding programming</text:p>
      <text:p text:style-name="P144"/>
      <text:p text:style-name="P145">In the rest of this book, we will try to turn you into a person</text:p>
      <text:p text:style-name="P146">who is skilled in the art of programming. <text:s/>In the end you will be a<text:s/></text:p>
      <text:p text:style-name="P147">programmer --- perhaps not a professional programmer, but<text:s/></text:p>
      <text:p text:style-name="P148">at least you will have the skills to look at a data/information</text:p>
      <text:p text:style-name="P149">analysis problem and develop a program to solve the problem.</text:p>
      <text:p text:style-name="P150"/>
      <text:p text:style-name="P151">problem solving</text:p>
      <text:p text:style-name="P152"/>
      <text:p text:style-name="P153">In a sense, you need two skills to be a programmer:</text:p>
      <text:p text:style-name="P154"/>
      <text:p text:style-name="P155">First, you need to know the programming language (Python) -</text:p>
      <text:p text:style-name="P156">you need to know the vocabulary and the grammar. <text:s/>You need to be able<text:s/></text:p>
      <text:p text:style-name="P157">to spell the words in this new language properly and know how to construct<text:s/></text:p>
      <text:p text:style-name="P158">2801 well-formed sentences in this new language. 4180</text:p>
      <text:p text:style-name="P159"/>
      <text:p text:style-name="P160">Second, you need to tell a story. <text:s/>In writing a story,</text:p>
      <text:p text:style-name="P161">you combine words and sentences to convey an idea to the reader.<text:s/></text:p>
      <text:p text:style-name="P162">There is a skill and art in constructing the story, and skill in</text:p>
      <text:p text:style-name="P163">story writing is improved by doing some writing and getting some</text:p>
      <text:p text:style-name="P164">feedback. <text:s/>In programming, our program is the story and the<text:s/></text:p>
      <text:p text:style-name="P165">problem you are trying to solve is the idea.</text:p>
      <text:p text:style-name="P166"/>
      <text:p text:style-name="P167">4070 itemize</text:p>
      <text:p text:style-name="P168"/>
      <text:p text:style-name="P169">Once you learn one programming language such as Python, you will<text:s/></text:p>
      <text:p text:style-name="P170">find it much easier to learn a second programming language such</text:p>
      <text:soft-page-break/>
      <text:p text:style-name="P171">as JavaScript or C++. <text:s/>The new programming language has very different<text:s/></text:p>
      <text:p text:style-name="P172">vocabulary and grammar but the problem-solving skills<text:s/></text:p>
      <text:p text:style-name="P173">will be the same across all programming languages.</text:p>
      <text:p text:style-name="P174"/>
      <text:p text:style-name="P175">You will learn the vocabulary and sentences of Python pretty quickly.</text:p>
      <text:p text:style-name="P176">5742 It will take longer for you to be able to write a coherent program 4018</text:p>
      <text:p text:style-name="P177">7963 to solve a brand-new problem. <text:s/>We teach programming much like we teach 1494</text:p>
      <text:p text:style-name="P178">writing. <text:s/>We start reading and explaining programs, then we write<text:s/></text:p>
      <text:p text:style-name="P179">simple programs, and then we write increasingly complex programs over time.</text:p>
      <text:p text:style-name="P180">At some point you get your muse and see the patterns on your own</text:p>
      <text:p text:style-name="P181">and can see more naturally how to take a problem and<text:s/></text:p>
      <text:p text:style-name="P182">write a program that solves that problem. <text:s/>And once you get<text:s/></text:p>
      <text:p text:style-name="P183">to that point, programming becomes a very pleasant and creative process. <text:s/></text:p>
      <text:p text:style-name="P184"/>
      <text:p text:style-name="P185">We start with the vocabulary and structure of Python programs. <text:s/>Be patient</text:p>
      <text:p text:style-name="P186">as the simple examples remind you of when you started reading for the first</text:p>
      <text:p text:style-name="P187">time.<text:s/></text:p>
      <text:p text:style-name="P188">7474 <text:s/>4434</text:p>
      <text:p text:style-name="P189">Words and sentences</text:p>
      <text:p text:style-name="P190"/>
      <text:p text:style-name="P191">Unlike human languages, the Python vocabulary is actually pretty small.</text:p>
      <text:p text:style-name="P192">We call this vocabulary the reserved words. <text:s/>These are words that</text:p>
      <text:p text:style-name="P193">have very special meaning to Python. <text:s/>When Python sees these words in<text:s/></text:p>
      <text:p text:style-name="P194">a Python program, they have one and only one meaning to Python. <text:s/>Later</text:p>
      <text:p text:style-name="P195">as you write programs you will make up your own words that have meaning to<text:s/></text:p>
      <text:p text:style-name="P196">you called variables. <text:s text:c="2"/>You will have great latitude in choosing</text:p>
      <text:p text:style-name="P197">your names for your variables, but you cannot use any of Python's<text:s/></text:p>
      <text:p text:style-name="P198">reserved words as a name for a variable.</text:p>
      <text:p text:style-name="P199"/>
      <text:p text:style-name="P200">When we train a dog, we use special words like</text:p>
      <text:p text:style-name="P201">sit, stay, and fetch. <text:s/>When you talk to a dog and</text:p>
      <text:p text:style-name="P202">don't use any of the reserved words, they just look at you with a<text:s/></text:p>
      <text:p text:style-name="P203">6433 quizzical look on their face until you say a reserved word. 5014</text:p>
      <text:p text:style-name="P204">For example, if you say,<text:s/></text:p>
      <text:p text:style-name="P205">I wish more people would walk to improve their overall health,<text:s/></text:p>
      <text:p text:style-name="P206">what most dogs likely hear is,</text:p>
      <text:p text:style-name="P207">blah blah blah walk blah blah blah blah.</text:p>
      <text:p text:style-name="P208">That is because walk is a reserved word in dog language. <text:s/></text:p>
      <text:p text:style-name="P209">1190 7660 8205</text:p>
      <text:p text:style-name="P210">The reserved words in the language where humans talk to<text:s/></text:p>
      <text:p text:style-name="P211">Python include the following:</text:p>
      <text:p text:style-name="P212"/>
      <text:p text:style-name="P213">and <text:s text:c="6"/>del <text:s text:c="6"/>from <text:s text:c="5"/>not <text:s text:c="6"/>while <text:s text:c="3"/></text:p>
      <text:p text:style-name="P214">as <text:s text:c="7"/>elif <text:s text:c="5"/>global <text:s text:c="3"/>or <text:s text:c="7"/>with <text:s text:c="4"/></text:p>
      <text:p text:style-name="P215">assert <text:s text:c="3"/>else <text:s text:c="5"/>if <text:s text:c="7"/>pass <text:s text:c="5"/>yield <text:s text:c="3"/></text:p>
      <text:p text:style-name="P216">break <text:s text:c="4"/>except <text:s text:c="3"/>import <text:s text:c="3"/>print <text:s text:c="13"/></text:p>
      <text:p text:style-name="P217">class <text:s text:c="4"/>exec <text:s text:c="5"/>in <text:s text:c="7"/>raise <text:s text:c="13"/></text:p>
      <text:p text:style-name="P218">continue <text:s/>finally <text:s text:c="2"/>is <text:s text:c="7"/>return <text:s text:c="12"/></text:p>
      <text:p text:style-name="P219">def <text:s text:c="6"/>for <text:s text:c="6"/>lambda <text:s text:c="3"/>try</text:p>
      <text:p text:style-name="P220"/>
      <text:p text:style-name="P221">That is it, and unlike a dog, Python is already completely trained.</text:p>
      <text:p text:style-name="P222">When you say try, Python will try every time you say it without</text:p>
      <text:p text:style-name="P223">9478 fail.</text:p>
      <text:p text:style-name="P224"/>
      <text:p text:style-name="P225">We will learn these reserved words and how they are used in good time,</text:p>
      <text:p text:style-name="P226">but for now we will focus on the Python equivalent of speak (in<text:s/></text:p>
      <text:soft-page-break/>
      <text:p text:style-name="P227">human-to-dog language). <text:s/>The nice thing about telling Python to speak</text:p>
      <text:p text:style-name="P228">is that we can even tell it what to say by giving it a message in quotes:</text:p>
      <text:p text:style-name="P229"/>
      <text:p text:style-name="P230">And we have even written our first syntactically correct Python sentence.</text:p>
      <text:p text:style-name="P231">Our sentence starts with the reserved word print followed</text:p>
      <text:p text:style-name="P232">by a string of text of our choosing enclosed in single quotes.</text:p>
      <text:p text:style-name="P233"/>
      <text:p text:style-name="P234">Conversing with Python</text:p>
      <text:p text:style-name="P235"/>
      <text:p text:style-name="P236">5267 Now that we have a word and a simple sentence that we know in Python,</text:p>
      <text:p text:style-name="P237">we need to know how to start a conversation with Python to test<text:s/></text:p>
      <text:p text:style-name="P238">our new language skills.</text:p>
      <text:p text:style-name="P239"/>
      <text:p text:style-name="P240">Before you can converse with Python, you must first install the Python</text:p>
      <text:p text:style-name="P241">software on your computer and learn how to start Python on your<text:s/></text:p>
      <text:p text:style-name="P242">computer. <text:s/>That is too much detail for this chapter so I suggest</text:p>
      <text:p text:style-name="P243">that you consult www.py4e.com where I have detailed</text:p>
      <text:p text:style-name="P244">instructions and screencasts of setting up and starting Python<text:s/></text:p>
      <text:p text:style-name="P245">on Macintosh and Windows systems. <text:s/>At some point, you will be in<text:s/></text:p>
      <text:p text:style-name="P246">a terminal or command window and you will type python and<text:s/></text:p>
      <text:p text:style-name="P247">the Python interpreter will start executing in interactive mode</text:p>
      <text:p text:style-name="P248">and appear somewhat as follows:</text:p>
      <text:p text:style-name="P249">interactive mode</text:p>
      <text:p text:style-name="P250"/>
      <text:p text:style-name="P251">The &gt;&gt;&gt; prompt is the Python interpreter's way of asking you, What</text:p>
      <text:p text:style-name="P252">do you want me to do next? <text:s/>Python is ready to have a conversation with</text:p>
      <text:p text:style-name="P253">you. <text:s/>All you have to know is how to speak the Python language.</text:p>
      <text:p text:style-name="P254"/>
      <text:p text:style-name="P255">Let's say for example that you did not know even the simplest Python language</text:p>
      <text:p text:style-name="P256">words or sentences. You might want to use the standard line that astronauts<text:s/></text:p>
      <text:p text:style-name="P257">use when they land on a faraway planet and try to speak with the inhabitants</text:p>
      <text:p text:style-name="P258">of the planet:</text:p>
      <text:p text:style-name="P259"/>
      <text:p text:style-name="P260">This is not going so well. <text:s/>Unless you think of something quickly,</text:p>
      <text:p text:style-name="P261">the inhabitants of the planet are likely to stab you with their spears,<text:s/></text:p>
      <text:p text:style-name="P262">put you on a spit, roast you over a fire, and eat you for dinner.</text:p>
      <text:p text:style-name="P263"/>
      <text:p text:style-name="P264">At this point, you should also realize that while Python<text:s/></text:p>
      <text:p text:style-name="P265">is amazingly complex and powerful and very picky about<text:s/></text:p>
      <text:p text:style-name="P266">the syntax you use to communicate with it, Python is<text:s/></text:p>
      <text:p text:style-name="P267">not intelligent. <text:s/>You are really just having a conversation</text:p>
      <text:p text:style-name="P268">with yourself, but using proper syntax.</text:p>
      <text:p text:style-name="P269"/>
      <text:p text:style-name="P270">In a sense, when you use a program written by someone else</text:p>
      <text:p text:style-name="P271">the conversation is between you and those other</text:p>
      <text:p text:style-name="P272">programmers with Python acting as an intermediary. <text:s/>Python</text:p>
      <text:p text:style-name="P273">is a way for the creators of programs to express how the<text:s/></text:p>
      <text:p text:style-name="P274">conversation is supposed to proceed. <text:s/>And</text:p>
      <text:p text:style-name="P275">in just a few more chapters, you will be one of those</text:p>
      <text:p text:style-name="P276">programmers using Python to talk to the users of your program.</text:p>
      <text:p text:style-name="P277"/>
      <text:p text:style-name="P278">4647 Before we leave our first conversation with the Python<text:s/></text:p>
      <text:p text:style-name="P279">interpreter, you should probably know the proper way</text:p>
      <text:p text:style-name="P280">to say good-bye when interacting with the inhabitants</text:p>
      <text:p text:style-name="P281">of Planet Python:</text:p>
      <text:p text:style-name="P282">2053 <text:s/>4167</text:p>
      <text:p text:style-name="P283">You will notice that the error is different for the first two</text:p>
      <text:soft-page-break/>
      <text:p text:style-name="P284">incorrect attempts. <text:s text:c="2"/>The second error is different because<text:s/></text:p>
      <text:p text:style-name="P285">if is a reserved word and Python saw the reserved word</text:p>
      <text:p text:style-name="P286">and thought we were trying to say something but got the syntax</text:p>
      <text:p text:style-name="P287">of the sentence wrong.</text:p>
      <text:p text:style-name="P288"/>
      <text:p text:style-name="P289">Terminology: interpreter and compiler</text:p>
      <text:p text:style-name="P290"/>
      <text:p text:style-name="P291">Python is a high-level language intended to be relatively</text:p>
      <text:p text:style-name="P292">straightforward for humans to read and write and for computers</text:p>
      <text:p text:style-name="P293">to read and process. <text:s/>Other high-level languages include Java, C++,</text:p>
      <text:p text:style-name="P294">PHP, Ruby, Basic, Perl, JavaScript, and many more. <text:s/>The actual hardware</text:p>
      <text:p text:style-name="P295">inside the Central Processing Unit (CPU) does not understand any</text:p>
      <text:p text:style-name="P296">of these high-level languages.</text:p>
      <text:p text:style-name="P297"/>
      <text:p text:style-name="P298">The CPU understands a language we call machine language. <text:s/>Machine</text:p>
      <text:p text:style-name="P299">language is very simple and frankly very tiresome to write because it<text:s/></text:p>
      <text:p text:style-name="P300">is represented all in zeros and ones.</text:p>
      <text:p text:style-name="P301"/>
      <text:p text:style-name="P302">Machine language seems quite simple on the surface, given that there<text:s/></text:p>
      <text:p text:style-name="P303">are only zeros and ones, but its syntax is even more complex</text:p>
      <text:p text:style-name="P304">and far more intricate than Python. <text:s/>So very few programmers ever write</text:p>
      <text:p text:style-name="P305">machine language. <text:s/>Instead we build various translators to allow</text:p>
      <text:p text:style-name="P306">programmers to write in high-level languages like Python or JavaScript</text:p>
      <text:p text:style-name="P307">and these translators convert the programs to machine language for actual</text:p>
      <text:p text:style-name="P308">execution by the CPU.</text:p>
      <text:p text:style-name="P309"/>
      <text:p text:style-name="P310">Since machine language is tied to the computer hardware, machine language</text:p>
      <text:p text:style-name="P311">is not portable across different types of hardware. <text:s/>Programs written in<text:s/></text:p>
      <text:p text:style-name="P312">high-level languages can be moved between different computers by using a<text:s/></text:p>
      <text:p text:style-name="P313">different interpreter on the new machine or recompiling the code to create</text:p>
      <text:p text:style-name="P314">a machine language version of the program for the new machine.</text:p>
      <text:p text:style-name="P315">3238 3911 9338</text:p>
      <text:p text:style-name="P316">These programming language translators fall into two general categories:</text:p>
      <text:p text:style-name="P317">(one) interpreters and (two) compilers.</text:p>
      <text:p text:style-name="P318">1474<text:s/></text:p>
      <text:p text:style-name="P319">An interpreter reads the source code of the program as written by the</text:p>
      <text:p text:style-name="P320">programmer, parses the source code, and interprets the instructions on the fly.</text:p>
      <text:p text:style-name="P321">2729 Python is an interpreter and when we are running Python interactively, 8942</text:p>
      <text:p text:style-name="P322">we 2039 can 1161 type 3519 a line of Python (a sentence) and Python processes it immediately</text:p>
      <text:p text:style-name="P323"><text:s/>and is ready for us to type another line of Python. <text:s text:c="2"/></text:p>
      <text:p text:style-name="P324"/>
      <text:p text:style-name="P325">749 Some of the lines of Python tell Python that you want it to remember some<text:s/></text:p>
      <text:p text:style-name="P326">value for later. <text:s text:c="2"/>We need to pick a name for that value to be remembered and</text:p>
      <text:p text:style-name="P327">we can use that symbolic name to retrieve the value later. <text:s/>We use the<text:s/></text:p>
      <text:p text:style-name="P328">term variable to refer to the labels we use to refer to this stored data.</text:p>
      <text:p text:style-name="P329"/>
      <text:p text:style-name="P330">In this example, we ask Python to remember the value six and use the label x</text:p>
      <text:p text:style-name="P331">so we can retrieve the value later. <text:s text:c="2"/>We verify that Python has actually remembered</text:p>
      <text:p text:style-name="P332">the value using x and multiply</text:p>
      <text:p text:style-name="P333">it by seven and put the newly computed value in y. <text:s/>Then we ask Python to print out</text:p>
      <text:p text:style-name="P334">the value currently in y.</text:p>
      <text:p text:style-name="P335"/>
      <text:soft-page-break/>
      <text:p text:style-name="P336">6668 Even though we are typing these commands into Python one line at a time, Python</text:p>
      <text:p text:style-name="P337">is treating them as an ordered sequence of statements with later statements able</text:p>
      <text:p text:style-name="P338">to retrieve data created in earlier statements. <text:s text:c="2"/>We are writing our first<text:s/></text:p>
      <text:p text:style-name="P339">3313 simple paragraph with four sentences in a logical and meaningful order. 1251</text:p>
      <text:p text:style-name="P340"/>
      <text:p text:style-name="P341">It is the nature of an interpreter to be able to have an interactive conversation</text:p>
      <text:p text:style-name="P342">as shown above. <text:s/>A compiler needs to be handed the entire program in a file, and then<text:s/></text:p>
      <text:p text:style-name="P343">it runs a process to translate the high-level source code into machine language</text:p>
      <text:p text:style-name="P344">3674 and then the compiler puts the resulting machine language into a file for later 9482</text:p>
      <text:p text:style-name="P345">execution.</text:p>
      <text:p text:style-name="P346"/>
      <text:p text:style-name="P347">If you have a Windows system, often these executable machine language programs have a</text:p>
      <text:p text:style-name="P348">suffix of .exe or .dll which stand for executable and dynamic link</text:p>
      <text:p text:style-name="P349">library respectively. <text:s/>In Linux and Macintosh, there is no suffix that uniquely marks</text:p>
      <text:p text:style-name="P350">a file as executable.</text:p>
      <text:p text:style-name="P351"/>
      <text:p text:style-name="P352">If you were to open an executable file in a text editor, it would look<text:s/></text:p>
      <text:p text:style-name="P353">completely crazy and be unreadable:</text:p>
      <text:p text:style-name="P354"/>
      <text:p text:style-name="P355">It is not easy to read or write machine language, so it is nice that we have</text:p>
      <text:p text:style-name="P356">compilers that allow us to write in high-level</text:p>
      <text:p text:style-name="P357">languages like Python or C.</text:p>
      <text:p text:style-name="P358">4417<text:s/></text:p>
      <text:p text:style-name="P359">Now at this point in our discussion of compilers and interpreters, you should<text:s/></text:p>
      <text:p text:style-name="P360">be wondering a bit about the Python interpreter itself. <text:s/>What language is<text:s/></text:p>
      <text:p text:style-name="P361">it written in? <text:s/>Is it written in a compiled language? <text:s/>When we type</text:p>
      <text:p text:style-name="P362">python, what exactly is happening?</text:p>
      <text:p text:style-name="P363"/>
      <text:p text:style-name="P364">The Python interpreter is written in a high-level language called C. <text:s/></text:p>
      <text:p text:style-name="P365">You can look at the actual source code for the Python interpreter by</text:p>
      <text:p text:style-name="P366">7022 going to www.python.org and working your way to their source code. 6007</text:p>
      <text:p text:style-name="P367">So Python is a program itself and it is compiled into machine code.</text:p>
      <text:p text:style-name="P368">When you installed Python on your computer (or the vendor installed it),</text:p>
      <text:p text:style-name="P369">you copied a machine-code copy of the translated Python program onto your</text:p>
      <text:p text:style-name="P370">system. <text:s text:c="2"/>In Windows, the executable machine code for Python itself is likely</text:p>
      <text:p text:style-name="P371">in a file.</text:p>
      <text:p text:style-name="P372">4137<text:s/></text:p>
      <text:p text:style-name="P373">That is more than you really need to know to be a Python programmer, but</text:p>
      <text:p text:style-name="P374">sometimes it pays to answer those little nagging questions right at<text:s/></text:p>
      <text:p text:style-name="P375">the beginning.</text:p>
      <text:p text:style-name="P376"/>
      <text:p text:style-name="P377">Writing a program</text:p>
      <text:p text:style-name="P378"/>
      <text:p text:style-name="P379">Typing commands into the Python interpreter is a great way to experiment<text:s/></text:p>
      <text:p text:style-name="P380">with Python's features, but it is not recommended for solving more complex problems.</text:p>
      <text:p text:style-name="P381"/>
      <text:p text:style-name="P382">When we want to write a program,<text:s/></text:p>
      <text:soft-page-break/>
      <text:p text:style-name="P383">we use a text editor to write the Python instructions into a file,</text:p>
      <text:p text:style-name="P384">2410 which is called a script. <text:s/>By</text:p>
      <text:p text:style-name="P385">convention, Python scripts have names that end with .py.</text:p>
      <text:p text:style-name="P386"/>
      <text:p text:style-name="P387">script</text:p>
      <text:p text:style-name="P388"/>
      <text:p text:style-name="P389">To execute the script, you have to tell the Python interpreter<text:s/></text:p>
      <text:p text:style-name="P390">the name of the file. <text:s/>In a Unix or Windows command window,<text:s/></text:p>
      <text:p text:style-name="P391">you would type python hello.py as follows:</text:p>
      <text:p text:style-name="P392"/>
      <text:p text:style-name="P393">We 5965 call 351 the 3583 Python interpreter and tell it to read its source code from</text:p>
      <text:p text:style-name="P394"><text:s/>the file hello.py instead of prompting us for lines of Python code</text:p>
      <text:p text:style-name="P395">6721 3691 5841</text:p>
      <text:p text:style-name="P396"/>
      <text:p text:style-name="P397">You will notice that there was no need to have quit() at the end of</text:p>
      <text:p text:style-name="P398">the Python program in the file. <text:s text:c="2"/>When Python is reading your source code</text:p>
      <text:p text:style-name="P399">from a file, it knows to stop when it reaches the end of the file.</text:p>
      <text:p text:style-name="P400"/>
      <text:p text:style-name="P401">What is a program?</text:p>
      <text:p text:style-name="P402"/>
      <text:p text:style-name="P403">The definition of a program at its most basic is a sequence</text:p>
      <text:p text:style-name="P404">of Python statements that have been crafted to do something.</text:p>
      <text:p text:style-name="P405">Even our simple hello.py script is a program. <text:s/>It is a one-line</text:p>
      <text:p text:style-name="P406">program and is not particularly useful, but in the strictest definition,</text:p>
      <text:p text:style-name="P407">it is a Python program.</text:p>
      <text:p text:style-name="P408"/>
      <text:p text:style-name="P409">It might be easiest to understand what a program is by thinking about a problem<text:s/></text:p>
      <text:p text:style-name="P410">that a program might be built to solve, and then looking at a program</text:p>
      <text:p text:style-name="P411">that would solve that problem.</text:p>
      <text:p text:style-name="P412"/>
      <text:p text:style-name="P413">Lets say you are doing Social Computing research on Facebook posts and<text:s/></text:p>
      <text:p text:style-name="P414">you are interested in the most frequently used word in a series of posts.</text:p>
      <text:p text:style-name="P415">You could print out the stream of Facebook posts and pore over the text</text:p>
      <text:p text:style-name="P416">looking for the most common word, but that would take a long time and be very<text:s/></text:p>
      <text:p text:style-name="P417">mistake prone. <text:s/>You would be smart to write a Python program to handle the</text:p>
      <text:p text:style-name="P418">task quickly and accurately so you can spend the weekend doing something<text:s/></text:p>
      <text:p text:style-name="P419">fun.</text:p>
      <text:p text:style-name="P420"/>
      <text:p text:style-name="P421">For example, look at the following text about a clown and a car. <text:s/>Look at the<text:s/></text:p>
      <text:p text:style-name="P422">text and figure out the most common word and how many times it occurs.</text:p>
      <text:p text:style-name="P423"/>
      <text:p text:style-name="P424">Then imagine that you are doing this task looking at millions of lines of<text:s/></text:p>
      <text:p text:style-name="P425">text. <text:s/>Frankly it would be quicker for you to learn Python and write a<text:s/></text:p>
      <text:p text:style-name="P426">Python program to count the words than it would be to manually<text:s/></text:p>
      <text:p text:style-name="P427">scan the words.</text:p>
      <text:p text:style-name="P428"/>
      <text:p text:style-name="P429">The even better news is that I already came up with a simple program to<text:s/></text:p>
      <text:p text:style-name="P430">find the most common word in a text file. <text:s/>I wrote it,</text:p>
      <text:p text:style-name="P431">tested it, and now I am giving it to you to use so you can save some time.</text:p>
      <text:p text:style-name="P432"/>
      <text:p text:style-name="P433">You don't even need to know Python to use this program. <text:s/>You will need to get through<text:s/></text:p>
      <text:p text:style-name="P434">Chapter ten of this book to fully understand the awesome Python techniques that were</text:p>
      <text:soft-page-break/>
      <text:p text:style-name="P435">used to make the program. <text:s/>You are the end user, you simply use the program and marvel</text:p>
      <text:p text:style-name="P436">at its cleverness and how it saved you so much manual effort.</text:p>
      <text:p text:style-name="P437">You simply type the code<text:s/></text:p>
      <text:p text:style-name="P438">into a file called words.py and run it or you download the source<text:s/></text:p>
      <text:p text:style-name="P439">code from http://www.py4e.com/code3/ and run it.</text:p>
      <text:p text:style-name="P440"/>
      <text:p text:style-name="P441">This is a good example of how Python and the Python language are acting as an intermediary</text:p>
      <text:p text:style-name="P442">between you (the end user) and me (the programmer). <text:s/>Python is a way for us to exchange useful</text:p>
      <text:p text:style-name="P443">instruction sequences (i.e., programs) in a common language that can be used by anyone who<text:s/></text:p>
      <text:p text:style-name="P444">installs Python on their computer. <text:s/>So neither of us are talking to Python,</text:p>
      <text:p text:style-name="P445">instead we are communicating with each other through Python.</text:p>
      <text:p text:style-name="P446"/>
      <text:p text:style-name="P447">The building blocks of programs</text:p>
      <text:p text:style-name="P448"/>
      <text:p text:style-name="P449">In the next few chapters, we will learn more about the vocabulary, sentence structure,</text:p>
      <text:p text:style-name="P450">paragraph structure, and story structure of Python. <text:s/>We will learn about the powerful</text:p>
      <text:p text:style-name="P451">capabilities of Python and how to compose those capabilities together to create useful</text:p>
      <text:p text:style-name="P452">programs.</text:p>
      <text:p text:style-name="P453"/>
      <text:p text:style-name="P454">There are some low-level conceptual patterns that we use to construct programs. <text:s/>These</text:p>
      <text:p text:style-name="P455">constructs are not just for Python programs, they are part of every programming language</text:p>
      <text:p text:style-name="P456">from machine language up to the high-level languages.</text:p>
      <text:p text:style-name="P457"/>
      <text:p text:style-name="P458">description</text:p>
      <text:p text:style-name="P459"/>
      <text:p text:style-name="P460">Get data from the outside world. <text:s/>This might be<text:s/></text:p>
      <text:p text:style-name="P461">reading data from a file, or even some kind of sensor like<text:s/></text:p>
      <text:p text:style-name="P462">a microphone or GPS. <text:s/>In our initial programs, our input will come from the user</text:p>
      <text:p text:style-name="P463">typing data on the keyboard.</text:p>
      <text:p text:style-name="P464"/>
      <text:p text:style-name="P465">Display the results of the program on a screen</text:p>
      <text:p text:style-name="P466">or store them in a file or perhaps write them to a device like a</text:p>
      <text:p text:style-name="P467">speaker to play music or speak text.</text:p>
      <text:p text:style-name="P468"/>
      <text:p text:style-name="P469">Perform statements one after</text:p>
      <text:p text:style-name="P470">another in the order they are encountered in the script.</text:p>
      <text:p text:style-name="P471"/>
      <text:p text:style-name="P472">Check for certain conditions and</text:p>
      <text:p text:style-name="P473">then execute or skip a sequence of statements.</text:p>
      <text:p text:style-name="P474"/>
      <text:p text:style-name="P475">Perform some set of statements<text:s/></text:p>
      <text:p text:style-name="P476">repeatedly, usually with</text:p>
      <text:p text:style-name="P477">some variation.</text:p>
      <text:p text:style-name="P478"/>
      <text:p text:style-name="P479">Write a set of instructions once and give them a name</text:p>
      <text:p text:style-name="P480">and then reuse those instructions as needed throughout your program.</text:p>
      <text:p text:style-name="P481"/>
      <text:soft-page-break/>
      <text:p text:style-name="P482">description</text:p>
      <text:p text:style-name="P483"/>
      <text:p text:style-name="P484">It sounds almost too simple to be true, and of course it is never</text:p>
      <text:p text:style-name="P485">so simple. <text:s/>It is like saying that walking is simply</text:p>
      <text:p text:style-name="P486">putting one foot in front of the other. <text:s/>The art<text:s/></text:p>
      <text:p text:style-name="P487">of writing a program is composing and weaving these</text:p>
      <text:p text:style-name="P488">basic elements together many times over to produce something</text:p>
      <text:p text:style-name="P489">that is useful to its users.</text:p>
      <text:p text:style-name="P490"/>
      <text:p text:style-name="P491">The word counting program above directly uses all of<text:s/></text:p>
      <text:p text:style-name="P492">these patterns except for one.</text:p>
      <text:p text:style-name="P493"/>
      <text:p text:style-name="P494">What could possibly go wrong?</text:p>
      <text:p text:style-name="P495"/>
      <text:p text:style-name="P496">As we saw in our earliest conversations with Python, we must</text:p>
      <text:p text:style-name="P497">communicate very precisely when we write Python code. <text:s/>The smallest</text:p>
      <text:p text:style-name="P498">deviation or mistake will cause Python to give up looking at your</text:p>
      <text:p text:style-name="P499">program.</text:p>
      <text:p text:style-name="P500"/>
      <text:p text:style-name="P501">Beginning programmers often take the fact that Python leaves no</text:p>
      <text:p text:style-name="P502">room for errors as evidence that Python is mean, hateful, and cruel.</text:p>
      <text:p text:style-name="P503">While Python seems to like everyone else, Python knows them<text:s/></text:p>
      <text:p text:style-name="P504">personally and holds a grudge against them. <text:s/>Because of this grudge,</text:p>
      <text:p text:style-name="P505">Python takes our perfectly written programs and rejects them as<text:s/></text:p>
      <text:p text:style-name="P506">unfit just to torment us.</text:p>
      <text:p text:style-name="P507"/>
      <text:p text:style-name="P508">There is little to be gained by arguing with Python. <text:s/>It is just a tool.</text:p>
      <text:p text:style-name="P509">It has no emotions and it is happy and ready to serve you whenever you</text:p>
      <text:p text:style-name="P510">need it. <text:s/>Its error messages sound harsh, but they are just Python's</text:p>
      <text:p text:style-name="P511">call for help. <text:s/>It has looked at what you typed, and it simply cannot</text:p>
      <text:p text:style-name="P512">understand what you have entered.</text:p>
      <text:p text:style-name="P513"/>
      <text:p text:style-name="P514">Python is much more like a dog, loving you unconditionally, having a few</text:p>
      <text:p text:style-name="P515">key words that it understands, looking you with a sweet look on its</text:p>
      <text:p text:style-name="P516">face (&gt;&gt;&gt;), and waiting for you to say something it understands.</text:p>
      <text:p text:style-name="P517">When Python says SyntaxError: invalid syntax, it is simply wagging</text:p>
      <text:p text:style-name="P518">its tail and saying, You seemed to say something but I just don't</text:p>
      <text:p text:style-name="P519">understand what you meant, but please keep talking to me (&gt;&gt;&gt;).</text:p>
      <text:p text:style-name="P520"/>
      <text:p text:style-name="P521">As your programs become increasingly sophisticated, you will encounter three<text:s/></text:p>
      <text:p text:style-name="P522">general types of errors:</text:p>
      <text:p text:style-name="P523"/>
      <text:p text:style-name="P524">description</text:p>
      <text:p text:style-name="P525"/>
      <text:p text:style-name="P526">These are the first errors you will make and the easiest</text:p>
      <text:p text:style-name="P527">to fix. <text:s/>A syntax error means that you have violated the grammar rules of Python.</text:p>
      <text:p text:style-name="P528">Python does its best to point right at the line and character where<text:s/></text:p>
      <text:p text:style-name="P529">it noticed it was confused. <text:s/>The only tricky bit of syntax errors is that sometimes</text:p>
      <text:p text:style-name="P530">the mistake that needs fixing is actually earlier in the program than where Python</text:p>
      <text:p text:style-name="P531">noticed it was confused. <text:s/>So the line and character that Python indicates in<text:s/></text:p>
      <text:p text:style-name="P532">a syntax error may just be a starting point for your investigation.</text:p>
      <text:p text:style-name="P533"/>
      <text:p text:style-name="P534">A logic error is when your program has good syntax but there is a mistake<text:s/></text:p>
      <text:soft-page-break/>
      <text:p text:style-name="P535">in the order of the statements or perhaps a mistake in how the statements relate to one another.</text:p>
      <text:p text:style-name="P536">A good example of a logic error might be, take a drink from your water bottle, put it<text:s/></text:p>
      <text:p text:style-name="P537">in your backpack, walk to the library, and then put the top back on the bottle.</text:p>
      <text:p text:style-name="P538"/>
      <text:p text:style-name="P539">A semantic error is when your description of the steps to take<text:s/></text:p>
      <text:p text:style-name="P540">is syntactically perfect and in the right order, but there is simply a mistake in<text:s/></text:p>
      <text:p text:style-name="P541">the program. <text:s/>The program is perfectly correct but it does not do what</text:p>
      <text:p text:style-name="P542">you intended for it to do. A simple example would</text:p>
      <text:p text:style-name="P543">be if you were giving a person directions to a restaurant and said, ...when you reach</text:p>
      <text:p text:style-name="P544">the intersection with the gas station, turn left and go one mile and the restaurant</text:p>
      <text:p text:style-name="P545">is a red building on your left. <text:s/>Your friend is very late and calls you to tell you that</text:p>
      <text:p text:style-name="P546">they are on a farm and walking around behind a barn, with no sign of a restaurant. <text:s/></text:p>
      <text:p text:style-name="P547">Then you say did you turn left or right at the gas station? and<text:s/></text:p>
      <text:p text:style-name="P548">they say, I followed your directions perfectly, I have<text:s/></text:p>
      <text:p text:style-name="P549">them written down, it says turn left and go one mile at the gas station. <text:s/>Then you say,</text:p>
      <text:p text:style-name="P550">I am very sorry, because while my instructions were syntactically correct, they<text:s/></text:p>
      <text:p text:style-name="P551">sadly contained a small but undetected semantic error..<text:s/></text:p>
      <text:p text:style-name="P552"/>
      <text:p text:style-name="P553">description</text:p>
      <text:p text:style-name="P554"/>
      <text:p text:style-name="P555">Again in all three types of errors, Python is merely trying its hardest to<text:s/></text:p>
      <text:p text:style-name="P556">do exactly what you have asked.</text:p>
      <text:p text:style-name="P557"/>
      <text:p text:style-name="P558">The learning journey</text:p>
      <text:p text:style-name="P559"/>
      <text:p text:style-name="P560">As you progress through the rest of the book, don't be afraid if the concepts<text:s/></text:p>
      <text:p text:style-name="P561">don't seem to fit together well the first time. <text:s/>When you were learning to speak,<text:s/></text:p>
      <text:p text:style-name="P562">it was not a problem <text:s/>for your first few years that you just made cute gurgling noises.</text:p>
      <text:p text:style-name="P563">And it was OK if it took six months for you to move from simple vocabulary to<text:s/></text:p>
      <text:p text:style-name="P564">simple sentences and took five or six more years to move from sentences to paragraphs, and a</text:p>
      <text:p text:style-name="P565">few more years to be able to write an interesting complete short story on your own.</text:p>
      <text:p text:style-name="P566"/>
      <text:p text:style-name="P567">We want you to learn Python much more rapidly, so we teach it all at the same time</text:p>
      <text:p text:style-name="P568">over the next few chapters. <text:s/></text:p>
      <text:p text:style-name="P569">But it is like learning a new language that takes time to absorb and understand</text:p>
      <text:p text:style-name="P570">before it feels natural.</text:p>
      <text:p text:style-name="P571">That leads to some confusion as we visit and revisit</text:p>
      <text:p text:style-name="P572">topics to try to get you to see the big picture while we are defining the tiny</text:p>
      <text:p text:style-name="P573">fragments that make up that big picture. <text:s/>While the book is written linearly, and</text:p>
      <text:soft-page-break/>
      <text:p text:style-name="P574">if you are taking a course it will progress in a linear fashion, don't hesitate</text:p>
      <text:p text:style-name="P575">to be very nonlinear in how you approach the material. <text:s/>Look forwards and backwards</text:p>
      <text:p text:style-name="P576">and read with a light touch. <text:s/>By skimming more advanced material without<text:s/></text:p>
      <text:p text:style-name="P577">fully understanding the details, you can get a better understanding of the why?<text:s/></text:p>
      <text:p text:style-name="P578">of programming. <text:s/>By reviewing previous material and even redoing earlier<text:s/></text:p>
      <text:p text:style-name="P579">exercises, you will realize that you actually learned a lot of material even<text:s/></text:p>
      <text:p text:style-name="P580">if the material you are currently staring at seems a bit impenetrable.</text:p>
      <text:p text:style-name="P581"/>
      <text:p text:style-name="P582">Usually when you are learning your first programming language, there are a few</text:p>
      <text:p text:style-name="P583">wonderful Ah Hah! moments where you can look up from pounding away at some rock</text:p>
      <text:p text:style-name="P584">with a hammer and chisel and step away and see that you are indeed building<text:s/></text:p>
      <text:p text:style-name="P585">a beautiful sculpture.</text:p>
      <text:p text:style-name="P586"/>
      <text:p text:style-name="P587">If something seems particularly hard, there is usually no value in staying up all<text:s/></text:p>
      <text:p text:style-name="P588">night and staring at it. <text:s text:c="2"/>Take a break, take a nap, have a snack, explain what you<text:s/></text:p>
      <text:p text:style-name="P589">are having a problem with to someone (or perhaps your dog), and then come back to it with</text:p>
      <text:p text:style-name="P590">fresh eyes. <text:s/>I assure you that once you learn the programming concepts in the book</text:p>
      <text:p text:style-name="P591">you will look back and see that it was all really easy and elegant and it simply<text:s/></text:p>
      <text:p text:style-name="P592">took you a bit of time to absorb it.</text:p>
      <text:p text:style-name="P593">42</text:p>
      <text:p text:style-name="P594">The end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account</meta:initial-creator>
    <dc:creator>Microsoft account</dc:creator>
    <meta:creation-date>2022-07-25T00:18:00Z</meta:creation-date>
    <dc:date>2022-07-25T00:18:00Z</dc:date>
    <meta:template xlink:href="Normal" xlink:type="simple"/>
    <meta:editing-cycles>2</meta:editing-cycles>
    <meta:editing-duration>PT0S</meta:editing-duration>
    <meta:document-statistic meta:page-count="12" meta:paragraph-count="56" meta:word-count="4242" meta:character-count="28366" meta:row-count="201" meta:non-whitespace-character-count="24180"/>
  </office:meta>
</office:document-meta>
</file>